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e6e6e6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marker-end="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4cm" svg:x="5.5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cm" svg:height="1cm" svg:x="6cm" svg:y="14cm">
          <text:p text:style-name="P1"><text:span text:style-name="T1">Arch/Lpc17xx/</text:span></text:p>
          <text:p text:style-name="P1"><text:span text:style-name="T1">H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cm" svg:height="1cm" svg:x="6cm" svg:y="12cm">
          <text:p text:style-name="P1"><text:span text:style-name="T1">Arch/H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6cm" svg:y="6cm">
          <text:p text:style-name="P1"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cm" svg:height="1cm" svg:x="6cm" svg:y="18cm">
          <text:p text:style-name="P1"><text:span text:style-name="T1">chip</text:span></text:p>
          <text:p text:style-name="P1"><text:span text:style-name="T1">Lpc17x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6cm" svg:y="3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1cm" svg:x="6cm" svg:y="5cm">
          <text:p text:style-name="P1"><text:span text:style-name="T1">Lib.r2c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cm" svg:height="1cm" svg:x="19cm" svg:y="5cm">
          <text:p text:style-name="P1"><text:span text:style-name="T1">Lib.FatF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4cm" svg:height="1cm" svg:x="24cm" svg:y="5cm">
          <text:p text:style-name="P1"><text:span text:style-name="T1">Lib.lw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cm" svg:x="6cm" svg:y="10cm">
          <text:p text:style-name="P1"><text:span text:style-name="T1">Lib.rt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1cm" svg:x="21.5cm" svg:y="16.5cm">
          <text:p text:style-name="P1"><text:span text:style-name="T1">Family (ARM7, CM3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cm" svg:height="1cm" svg:x="6cm" svg:y="16cm">
          <text:p text:style-name="P1"><text:span text:style-name="T1">CMSIS/Lpc17x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cm" svg:height="1cm" svg:x="12cm" svg:y="14cm">
          <text:p text:style-name="P1"><text:span text:style-name="T1">Arch-Lpc17xx</text:span></text:p>
          <text:p text:style-name="P1"><text:span text:style-name="T1">LPCUS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1cm" svg:x="6cm" svg:y="9cm">
          <text:p text:style-name="P1"><text:span text:style-name="T1">rtos-wrapp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4cm" svg:height="1cm" svg:x="19cm" svg:y="10cm">
          <text:p text:style-name="P1"><text:span text:style-name="T1">SDc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4cm" svg:height="1cm" svg:x="24cm" svg:y="10cm">
          <text:p text:style-name="P1"><text:span text:style-name="T1">Ethernet - enc28j6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cm" svg:height="1cm" svg:x="2cm" svg:y="9cm">
          <text:p text:style-name="P1"><text:span text:style-name="T1">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cm" svg:height="1cm" svg:x="6cm" svg:y="3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8cm" svg:y="6cm">
          <text:p text:style-name="P1"><text:span text:style-name="T1">LW_I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10cm" svg:y="6cm">
          <text:p text:style-name="P1"><text:span text:style-name="T1">LW_TAS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12cm" svg:y="6cm">
          <text:p text:style-name="P1"><text:span text:style-name="T1">LW_MS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14cm" svg:y="6cm">
          <text:p text:style-name="P1"><text:span text:style-name="T1">LW_MS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16cm" svg:y="6cm">
          <text:p text:style-name="P1"><text:span text:style-name="T1">LW_MEM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8cm" svg:y1="17cm" svg:x2="8cm" svg:y2="18cm" draw:start-shape="id1" draw:start-glue-point="2" draw:end-shape="id2" draw:end-glue-point="0" svg:d="m8000 17000v501-2 501" svg:viewBox="0 0 1 1001">
          <text:p/>
        </draw:connector>
        <draw:connector draw:style-name="gr5" draw:text-style-name="P1" draw:layer="layout" draw:type="lines" svg:x1="8cm" svg:y1="15cm" svg:x2="8cm" svg:y2="16cm" draw:start-shape="id3" draw:start-glue-point="2" draw:end-shape="id1" draw:end-glue-point="0" svg:d="m8000 15000v501-2 501" svg:viewBox="0 0 1 1001">
          <text:p/>
        </draw:connector>
        <draw:connector draw:style-name="gr5" draw:text-style-name="P1" draw:layer="layout" draw:type="lines" svg:x1="8cm" svg:y1="13cm" svg:x2="8cm" svg:y2="14cm" draw:start-shape="id4" draw:start-glue-point="2" draw:end-shape="id3" draw:end-glue-point="0" svg:d="m8000 13000v501-2 501" svg:viewBox="0 0 1 1001">
          <text:p/>
        </draw:connector>
        <draw:connector draw:style-name="gr5" draw:text-style-name="P1" draw:layer="layout" draw:type="line" svg:x1="14cm" svg:y1="15cm" svg:x2="10cm" svg:y2="16.5cm" draw:start-shape="id5" draw:start-glue-point="2" draw:end-shape="id1" draw:end-glue-point="1" svg:d="m14000 15000-4000 1500" svg:viewBox="0 0 4001 1501">
          <text:p/>
        </draw:connector>
        <draw:line draw:style-name="gr6" draw:text-style-name="P1" draw:layer="layout" svg:x1="2cm" svg:y1="11.5cm" svg:x2="28cm" svg:y2="11.5cm">
          <text:p/>
        </draw:line>
        <draw:connector draw:style-name="gr7" draw:text-style-name="P1" draw:layer="layout" svg:x1="6cm" svg:y1="12.5cm" svg:x2="3cm" svg:y2="10cm" draw:start-shape="id4" draw:start-glue-point="3" draw:end-shape="id6" draw:end-glue-point="2" svg:d="m6000 12500h-3000v-2500" svg:viewBox="0 0 3001 2501">
          <text:p/>
        </draw:connector>
        <draw:connector draw:style-name="gr5" draw:text-style-name="P1" draw:layer="layout" svg:x1="21cm" svg:y1="6cm" svg:x2="21cm" svg:y2="10cm" draw:start-shape="id7" draw:start-glue-point="2" draw:end-shape="id8" draw:end-glue-point="0" svg:d="m21000 6000v4000" svg:viewBox="0 0 1 4001">
          <text:p/>
        </draw:connector>
        <draw:connector draw:style-name="gr5" draw:text-style-name="P1" draw:layer="layout" svg:x1="26cm" svg:y1="6cm" svg:x2="26cm" svg:y2="10cm" draw:start-shape="id9" draw:start-glue-point="2" draw:end-shape="id10" draw:end-glue-point="0" svg:d="m26000 6000v4000" svg:viewBox="0 0 1 4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2T15:47:57.37</meta:creation-date>
    <dc:date>2013-06-12T16:24:41.74</dc:date>
    <meta:editing-duration>PT21M33S</meta:editing-duration>
    <meta:editing-cycles>2</meta:editing-cycles>
    <meta:generator>LibreOffice/4.0.3.3$Windows_x86 LibreOffice_project/0eaa50a932c8f2199a615e1eb30f7ac74279539</meta:generator>
    <meta:document-statistic meta:object-count="31"/>
  </office:meta>
</office:document-meta>
</file>